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61mm"/>
    </style:style>
    <style:style style:name="co2" style:family="table-column">
      <style:table-column-properties fo:break-before="auto" style:column-width="24.32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31.79mm"/>
    </style:style>
    <style:style style:name="co5" style:family="table-column">
      <style:table-column-properties fo:break-before="auto" style:column-width="23.76mm"/>
    </style:style>
    <style:style style:name="co6" style:family="table-column">
      <style:table-column-properties fo:break-before="auto" style:column-width="29.58mm"/>
    </style:style>
    <style:style style:name="co7" style:family="table-column">
      <style:table-column-properties fo:break-before="auto" style:column-width="19.35mm"/>
    </style:style>
    <style:style style:name="co8" style:family="table-column">
      <style:table-column-properties fo:break-before="auto" style:column-width="21.55mm"/>
    </style:style>
    <style:style style:name="co9" style:family="table-column">
      <style:table-column-properties fo:break-before="auto" style:column-width="19.9mm"/>
    </style:style>
    <style:style style:name="co10" style:family="table-column">
      <style:table-column-properties fo:break-before="auto" style:column-width="143.76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Default"/>
        <table:table-column table:style-name="co11" table:number-columns-repeated="1014" table:default-cell-style-name="Default"/>
        <table:table-row table:style-name="ro1">
          <table:table-cell table:style-name="ce1" office:value-type="string" calcext:value-type="string">
            <text:p>Y/n</text:p>
          </table:table-cell>
          <table:table-cell table:style-name="ce3" office:value-type="string" calcext:value-type="string">
            <text:p>Rang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7" office:value-type="string" calcext:value-type="string">
            <text:p>Par 2</text:p>
          </table:table-cell>
          <table:table-cell table:style-name="ce7" office:value-type="string" calcext:value-type="string">
            <text:p>Function / Description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3"/>
          <table:table-cell table:style-name="ce7" table:number-columns-repeated="1022"/>
        </table:table-row>
        <table:table-row table:style-name="ro1">
          <table:table-cell table:style-name="ce2" office:value-type="string" calcext:value-type="string">
            <text:p>L means learnable, y means ‘direct to gui’ updates also done</text:p>
          </table:table-cell>
          <table:table-cell table:style-name="ce1" table:number-columns-repeated="4"/>
          <table:table-cell table:style-name="ce7" table:number-columns-repeated="1019"/>
        </table:table-row>
        <table:table-row table:style-name="ro1">
          <table:table-cell table:style-name="ce1"/>
          <table:table-cell table:style-name="ce3"/>
          <table:table-cell table:style-name="ce7" table:number-columns-repeated="7"/>
          <table:table-cell table:style-name="ce7" office:value-type="string" calcext:value-type="string">
            <text:p>Config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256 to 1638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Oscillator size – powers of 2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16 to 409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uffer size – powers of 2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PadSynth interpolation – linear, cubic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Virtual keyboard layout – QWERTY, Dvorak, QWERTZ, AZERTY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XML compression level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Reports destination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tart with default state (~/.config/yoshimi/yoshimi.state)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Hide non-fatal error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splash screen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load time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XML header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nclude disabled data in XML file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GU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CLI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MIDI sour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s preferred MID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server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JACK as preferred audio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utoconnect audio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MIDI sour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MID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audio devi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audio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3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LSA sample rate – 192000, 96000, 48000, 44100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bank root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119, other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root CC – other =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, 32, other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CC – MSB, LSB,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art on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extended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119, other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xtended program change CC – other =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gnore reset all CC’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incoming CC’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learn editor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Save current config (dummy text)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2"/>
          <table:table-cell table:style-name="ce1" table:number-columns-repeated="8"/>
          <table:table-cell table:style-name="ce7" office:value-type="string" calcext:value-type="string">
            <text:p>Main Controls</text:p>
          </table:table-cell>
          <table:table-cell table:style-name="ce7" table:number-columns-repeated="1014"/>
        </table:table-row>
        <table:table-row table:style-name="ro1">
          <table:table-cell table:style-name="ce2"/>
          <table:table-cell table:style-name="ce1" table:number-columns-repeated="8"/>
          <table:table-cell table:style-name="ce7" table:number-columns-repeated="1015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6, 32, 64</text:p>
          </table:table-cell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2" calcext:value-type="float">
            <text:p>32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8" calcext:value-type="float">
            <text:p>4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 office:value-type="float" office:value="49" calcext:value-type="float">
            <text:p>49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0" calcext:value-type="float">
            <text:p>80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patchse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1" calcext:value-type="float">
            <text:p>81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patchse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4" calcext:value-type="float">
            <text:p>84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vector to chan (insert)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5" calcext:value-type="float">
            <text:p>8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vector to chan (insert)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8" calcext:value-type="float">
            <text:p>88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cal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9" calcext:value-type="float">
            <text:p>89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cal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2" calcext:value-type="float">
            <text:p>92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tat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3" calcext:value-type="float">
            <text:p>93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tat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28" calcext:value-type="float">
            <text:p>12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top (cease all sound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cales (microtonal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.0 to 20000.0</text:p>
          </table:table-cell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" calcext:value-type="float">
            <text:p>2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Invert key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centr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3 to 64</text:p>
          </table:table-cell>
          <table:table-cell office:value-type="float" office:value="4" calcext:value-type="float">
            <text:p>4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cale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Microtona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keyboard map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first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middle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last not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32" calcext:value-type="float">
            <text:p>32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Tunin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33" calcext:value-type="float">
            <text:p>33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Keyboard map</text:p>
          </table:table-cell>
          <table:table-cell table:number-columns-repeated="1014"/>
        </table:table-row>
        <table:table-row table:style-name="ro1">
          <table:table-cell/>
          <table:table-cell table:style-name="Default" table:number-columns-repeated="8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48" calcext:value-type="float">
            <text:p>48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scl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49" calcext:value-type="float">
            <text:p>49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kbm fi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4" calcext:value-type="float">
            <text:p>64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na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5" calcext:value-type="float">
            <text:p>65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ommen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80" calcext:value-type="float">
            <text:p>80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tune – local to GU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/>
          <table:table-cell office:value-type="string" calcext:value-type="string">
            <text:p>Clear all settings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Vector control window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Base Channel</text:p>
          </table:table-cell>
          <table:table-cell table:number-columns-repeated="2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s Options. Now does noth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" calcext:value-type="float">
            <text:p>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displayed nam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4 to 119</text:p>
          </table:table-cell>
          <table:table-cell office:value-type="float" office:value="16" calcext:value-type="float">
            <text:p>16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float" office:value="192" calcext:value-type="float">
            <text:p>192</text:p>
          </table:table-cell>
          <table:table-cell table:number-columns-repeated="2" table:style-name="ce5" office:value-type="string" calcext:value-type="string">
            <text:p>0 to 127, 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left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float" office:value="192" calcext:value-type="float">
            <text:p>192</text:p>
          </table:table-cell>
          <table:table-cell table:number-columns-repeated="2" table:style-name="ce5" office:value-type="string" calcext:value-type="string">
            <text:p>0 to 127, 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right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9" calcext:value-type="float">
            <text:p>19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0" calcext:value-type="float">
            <text:p>2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1" calcext:value-type="float">
            <text:p>2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2" calcext:value-type="float">
            <text:p>2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4 to 119</text:p>
          </table:table-cell>
          <table:table-cell office:value-type="float" office:value="32" calcext:value-type="float">
            <text:p>3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float" office:value="192" calcext:value-type="float">
            <text:p>192</text:p>
          </table:table-cell>
          <table:table-cell table:number-columns-repeated="2" table:style-name="ce5" office:value-type="string" calcext:value-type="string">
            <text:p>0 to 127, 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up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4" calcext:value-type="float">
            <text:p>34</text:p>
          </table:table-cell>
          <table:table-cell office:value-type="float" office:value="192" calcext:value-type="float">
            <text:p>192</text:p>
          </table:table-cell>
          <table:table-cell table:number-columns-repeated="2" table:style-name="ce5" office:value-type="string" calcext:value-type="string">
            <text:p>0 to 127, 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down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5" calcext:value-type="float">
            <text:p>35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6" calcext:value-type="float">
            <text:p>3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7" calcext:value-type="float">
            <text:p>37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8" calcext:value-type="float">
            <text:p>3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0 to 15</text:p>
          </table:table-cell>
          <table:table-cell office:value-type="float" office:value="93" calcext:value-type="float">
            <text:p>93</text:p>
          </table:table-cell>
          <table:table-cell office:value-type="float" office:value="192" calcext:value-type="float">
            <text:p>19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numbered vector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0 to 15</text:p>
          </table:table-cell>
          <table:table-cell office:value-type="float" office:value="94" calcext:value-type="float">
            <text:p>94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X cc</text:p>
          </table:table-cell>
          <table:table-cell office:value-type="string" calcext:value-type="string">
            <text:p>X feat</text:p>
          </table:table-cell>
          <table:table-cell office:value-type="string" calcext:value-type="string">
            <text:p>Y cc</text:p>
          </table:table-cell>
          <table:table-cell office:value-type="string" calcext:value-type="string">
            <text:p>Y feat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rned setting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0 to 15</text:p>
          </table:table-cell>
          <table:table-cell office:value-type="float" office:value="95" calcext:value-type="float">
            <text:p>9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L inst</text:p>
          </table:table-cell>
          <table:table-cell office:value-type="string" calcext:value-type="string">
            <text:p>R inst</text:p>
          </table:table-cell>
          <table:table-cell office:value-type="string" calcext:value-type="string">
            <text:p>U inst</text:p>
          </table:table-cell>
          <table:table-cell office:value-type="string" calcext:value-type="string">
            <text:p>D inst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rned names using miscMsg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192" calcext:value-type="float">
            <text:p>19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all vectors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Main part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et part to default instrument (simple Sound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, 2, 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/>
          <table:table-cell office:value-type="string" calcext:value-type="string">
            <text:p>Audio destination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Controller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64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00 to 640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centre frequency controller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bandwidth controller depth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ortamento contro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instrument na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MIDI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ulation (CC1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reath Control (CC2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(CC11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(CC64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(CC 65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(CC73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(CC74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Instrumen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Ki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gine enable – Addsynth, Subsynth,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able (can’t disable kit item 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ffect number to use – Off, 1, 2,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Off, Multi, Single, Crossfad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AddSynth main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AddSynth voice window – voice numbers 0 to 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, PW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 modulator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2 to 5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global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modulator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<text:s/>-1 to 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oscillator - (from lower number voice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 – off = 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ub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bandwidt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9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Pad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pply change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Oscillators window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ulseSine, StrchSine, Chirp, AbsStrSine, Chebyshev, Sqr, Spike, Circ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Clip, Asym2, Pow2, Sgm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0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type – Off, On, Square, 2xSub, 2xAdd, 3xSub,3xAdd, 4xSub, 4xAdd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pha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Resonance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1 to 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Interpolate peaks – 0 = Smooth, 1 = Line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Graph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25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LFO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0 for AddSynth main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1 is Frequency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2 is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.0 to 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Filter parameters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See Note -&gt;</text:p>
          </table:table-cell>
          <table:table-cell table:number-columns-repeated="4"/>
          <table:table-cell table:style-name="ce2" office:value-type="string" calcext:value-type="string">
            <text:p>This must be 136 for the filter component of DynFilte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"/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nalog Type – LPF1, HPF1, LPF2, HPF2, BPF2, NF2, PkF2, LSh2, HSh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VarF Type – LPF, HPF, BPF, N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 shift – 0 = -100% to + 100%, 1 = 0 to +200%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Formant edito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Frequency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Q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Amplitude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wel number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ormant number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position in sequence (max size is 7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Envelope inser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= 0 is Amplitude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1 is Frequency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2 is Filter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3 is Bandwidth envelope (SubSynth only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Free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Graph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34" calcext:value-type="float">
            <text:p>34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any</text:p>
          </table:table-cell>
          <table:table-cell table:style-name="ce2" office:value-type="string" calcext:value-type="string">
            <text:p>Returns ‘Par 2’ number of defined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-39</text:p>
          </table:table-cell>
          <table:table-cell office:value-type="float" office:value="35" calcext:value-type="float">
            <text:p>35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8" table:number-columns-repeated="4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ee Note &gt;</text:p>
          </table:table-cell>
          <table:table-cell table:style-name="ce8" table:number-columns-repeated="4"/>
          <table:table-cell table:number-columns-repeated="2"/>
          <table:table-cell office:value-type="string" calcext:value-type="string">
            <text:p>For the next three: 'Control’ is the poin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64 + (0 to 39)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table:style-name="ce2" office:value-type="string" calcext:value-type="string">
            <text:p>Add point - ‘Par 2’ is X incremental value, ‘Value’ is 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any</text:p>
          </table:table-cell>
          <table:table-cell table:style-name="ce2" office:value-type="string" calcext:value-type="string">
            <text:p>Delete point - Returns ‘Par 2’ number of points remai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Adjust - ‘Par 2’ is X incremental value, ‘Value’ is Y valu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Insertion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7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2 to 63</text:p>
          </table:table-cell>
          <table:table-cell office:value-type="float" office:value="2" calcext:value-type="float">
            <text:p>2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ystem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3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Send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1 to 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Effect Inser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e note &gt;</text:p>
          </table:table-cell>
          <table:table-cell table:number-columns-repeated="5"/>
          <table:table-cell office:value-type="string" calcext:value-type="string">
            <text:p>For system effects part number is 241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For insertion effects part number is 242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Normal part effects are numbers 0 to 6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Kit numbers are 128 + (0 to 8) for actual effect types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128 (0) is no effect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Yly</text:p>
          </table:table-cell>
          <table:table-cell/>
          <table:table-cell office:value-type="string" calcext:value-type="string">
            <text:p>0 to 15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pends on actual effect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See ‘Effect_Inserts.txt’ for all control ranges.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Dynefilter yet to complet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MIDI learn window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7" office:value-type="string" calcext:value-type="string">
            <text:p>Typ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10" office:value-type="string" calcext:value-type="string">
            <text:p>Par2 / Function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7" table:number-columns-repeated="7"/>
          <table:table-cell table:style-name="ce10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1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block’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2</text:p>
          </table:table-cell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limit’ (otherwise ‘compress’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4</text:p>
          </table:table-cell>
          <table:table-cell office:value-type="float" office:value="2" calcext:value-type="float">
            <text:p>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mute’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0/8</text:p>
          </table:table-cell>
          <table:table-cell table:number-columns-repeated="6"/>
          <table:table-cell office:value-type="string" calcext:value-type="string">
            <text:p>auto set as NRP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16</text:p>
          </table:table-cell>
          <table:table-cell office:value-type="float" office:value="4" calcext:value-type="float">
            <text:p>4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7bit’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sg No. / Set min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string" calcext:value-type="string">
            <text:p>msg No. / Set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Delete a li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 <text:s/>to 119</text:p>
          </table:table-cell>
          <table:table-cell office:value-type="string" calcext:value-type="string">
            <text:p>0 to 15, 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sg No. / Set CC or channel and rewrite line possibly moving it in the lis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Find list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nd learn message to gu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GUI refresh reque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Clear al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Load list from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ntry No. / Load numbered item from recent histor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ave list to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Cancel MIDI learn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/>
          <table:table-cell table:style-name="Default" table:number-columns-repeated="8"/>
          <table:table-cell table:number-columns-repeated="1015"/>
        </table:table-row>
        <table:table-row table:style-name="ro1" table:number-rows-repeated="104798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3">00/00/0000</text:date>, <text:time style:data-style-name="N2" text:time-value="21:22:36.5202584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17-08-23T21:50:23.451401635</dc:date>
    <meta:editing-duration>P5DT14H17M53S</meta:editing-duration>
    <meta:editing-cycles>404</meta:editing-cycles>
    <meta:generator>LibreOffice/5.2.7.2$Linux_X86_64 LibreOffice_project/20m0$Build-2</meta:generator>
    <meta:document-statistic meta:table-count="1" meta:cell-count="4238" meta:object-count="0"/>
  </office:meta>
</office:document-meta>
</file>